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49621" officeooo:paragraph-rsid="00049621" style:font-size-asian="12.25pt" style:font-size-complex="14pt"/>
    </style:style>
    <style:style style:name="P3" style:family="paragraph" style:parent-style-name="Standard">
      <style:text-properties fo:font-size="14pt" officeooo:rsid="001b68f4" officeooo:paragraph-rsid="001b68f4" style:font-size-asian="12.25pt" style:font-size-complex="14pt"/>
    </style:style>
    <style:style style:name="P4" style:family="paragraph" style:parent-style-name="Standard">
      <style:text-properties officeooo:rsid="00049621" officeooo:paragraph-rsid="00049621"/>
    </style:style>
    <style:style style:name="P5" style:family="paragraph" style:parent-style-name="Standard">
      <style:text-properties officeooo:rsid="00119bc5" officeooo:paragraph-rsid="00119bc5"/>
    </style:style>
    <style:style style:name="P6" style:family="paragraph" style:parent-style-name="Standard">
      <style:text-properties officeooo:rsid="00151ce9" officeooo:paragraph-rsid="00151ce9"/>
    </style:style>
    <style:style style:name="P7" style:family="paragraph" style:parent-style-name="Standard">
      <style:text-properties officeooo:rsid="0019b008" officeooo:paragraph-rsid="0019b008"/>
    </style:style>
    <style:style style:name="P8" style:family="paragraph" style:parent-style-name="Standard">
      <style:text-properties officeooo:paragraph-rsid="0042e210"/>
    </style:style>
    <style:style style:name="P9" style:family="paragraph" style:parent-style-name="Standard">
      <style:text-properties officeooo:paragraph-rsid="004885d3"/>
    </style:style>
    <style:style style:name="P10" style:family="paragraph" style:parent-style-name="Standard">
      <style:text-properties officeooo:rsid="00547dc6" officeooo:paragraph-rsid="00547dc6"/>
    </style:style>
    <style:style style:name="P11" style:family="paragraph" style:parent-style-name="Standard">
      <style:text-properties officeooo:rsid="00568be3" officeooo:paragraph-rsid="00568be3"/>
    </style:style>
    <style:style style:name="P12" style:family="paragraph" style:parent-style-name="Standard">
      <style:text-properties officeooo:paragraph-rsid="00676cb2"/>
    </style:style>
    <style:style style:name="P13" style:family="paragraph" style:parent-style-name="Standard">
      <style:text-properties officeooo:paragraph-rsid="006ca297"/>
    </style:style>
    <style:style style:name="P14" style:family="paragraph" style:parent-style-name="Standard">
      <style:text-properties officeooo:paragraph-rsid="006cb01a"/>
    </style:style>
    <style:style style:name="P15" style:family="paragraph" style:parent-style-name="Standard">
      <style:text-properties officeooo:paragraph-rsid="006cbc05"/>
    </style:style>
    <style:style style:name="P16" style:family="paragraph" style:parent-style-name="Standard">
      <style:text-properties officeooo:paragraph-rsid="007929ee"/>
    </style:style>
    <style:style style:name="P17" style:family="paragraph" style:parent-style-name="Heading_20_3">
      <style:text-properties officeooo:paragraph-rsid="0082b641"/>
    </style:style>
    <style:style style:name="T1" style:family="text">
      <style:text-properties officeooo:rsid="00049621"/>
    </style:style>
    <style:style style:name="T2" style:family="text">
      <style:text-properties officeooo:rsid="00075393"/>
    </style:style>
    <style:style style:name="T3" style:family="text">
      <style:text-properties officeooo:rsid="0009517e"/>
    </style:style>
    <style:style style:name="T4" style:family="text">
      <style:text-properties officeooo:rsid="000bcc0e"/>
    </style:style>
    <style:style style:name="T5" style:family="text">
      <style:text-properties officeooo:rsid="000de4b5"/>
    </style:style>
    <style:style style:name="T6" style:family="text">
      <style:text-properties officeooo:rsid="000f9029"/>
    </style:style>
    <style:style style:name="T7" style:family="text">
      <style:text-properties officeooo:rsid="0012a9a1"/>
    </style:style>
    <style:style style:name="T8" style:family="text">
      <style:text-properties officeooo:rsid="0013c94d"/>
    </style:style>
    <style:style style:name="T9" style:family="text">
      <style:text-properties officeooo:rsid="00186b4f"/>
    </style:style>
    <style:style style:name="T10" style:family="text">
      <style:text-properties officeooo:rsid="00199a2a"/>
    </style:style>
    <style:style style:name="T11" style:family="text">
      <style:text-properties officeooo:rsid="0019b008"/>
    </style:style>
    <style:style style:name="T12" style:family="text">
      <style:text-properties officeooo:rsid="001b1200"/>
    </style:style>
    <style:style style:name="T13" style:family="text">
      <style:text-properties officeooo:rsid="001e0f18"/>
    </style:style>
    <style:style style:name="T14" style:family="text">
      <style:text-properties officeooo:rsid="001f8383"/>
    </style:style>
    <style:style style:name="T15" style:family="text">
      <style:text-properties officeooo:rsid="0022080a"/>
    </style:style>
    <style:style style:name="T16" style:family="text">
      <style:text-properties officeooo:rsid="0022c46d"/>
    </style:style>
    <style:style style:name="T17" style:family="text">
      <style:text-properties officeooo:rsid="002325b9"/>
    </style:style>
    <style:style style:name="T18" style:family="text">
      <style:text-properties officeooo:rsid="002489fc"/>
    </style:style>
    <style:style style:name="T19" style:family="text">
      <style:text-properties officeooo:rsid="0025fad1"/>
    </style:style>
    <style:style style:name="T20" style:family="text">
      <style:text-properties officeooo:rsid="002797bf"/>
    </style:style>
    <style:style style:name="T21" style:family="text">
      <style:text-properties officeooo:rsid="0028b490"/>
    </style:style>
    <style:style style:name="T22" style:family="text">
      <style:text-properties officeooo:rsid="0029ee20"/>
    </style:style>
    <style:style style:name="T23" style:family="text">
      <style:text-properties officeooo:rsid="002be643"/>
    </style:style>
    <style:style style:name="T24" style:family="text">
      <style:text-properties officeooo:rsid="002dc7e2"/>
    </style:style>
    <style:style style:name="T25" style:family="text">
      <style:text-properties officeooo:rsid="002f1ce9"/>
    </style:style>
    <style:style style:name="T26" style:family="text">
      <style:text-properties officeooo:rsid="002f5480"/>
    </style:style>
    <style:style style:name="T27" style:family="text">
      <style:text-properties officeooo:rsid="002fcbdd"/>
    </style:style>
    <style:style style:name="T28" style:family="text">
      <style:text-properties officeooo:rsid="0031296e"/>
    </style:style>
    <style:style style:name="T29" style:family="text">
      <style:text-properties officeooo:rsid="0033caab"/>
    </style:style>
    <style:style style:name="T30" style:family="text">
      <style:text-properties officeooo:rsid="0034fcac"/>
    </style:style>
    <style:style style:name="T31" style:family="text">
      <style:text-properties officeooo:rsid="0035d374"/>
    </style:style>
    <style:style style:name="T32" style:family="text">
      <style:text-properties officeooo:rsid="003631c1"/>
    </style:style>
    <style:style style:name="T33" style:family="text">
      <style:text-properties officeooo:rsid="0037f53e"/>
    </style:style>
    <style:style style:name="T34" style:family="text">
      <style:text-properties officeooo:rsid="0038c77a"/>
    </style:style>
    <style:style style:name="T35" style:family="text">
      <style:text-properties officeooo:rsid="00393db9"/>
    </style:style>
    <style:style style:name="T36" style:family="text">
      <style:text-properties officeooo:rsid="003a6077"/>
    </style:style>
    <style:style style:name="T37" style:family="text">
      <style:text-properties officeooo:rsid="003c1c58"/>
    </style:style>
    <style:style style:name="T38" style:family="text">
      <style:text-properties officeooo:rsid="003ccb35"/>
    </style:style>
    <style:style style:name="T39" style:family="text">
      <style:text-properties officeooo:rsid="003e99fc"/>
    </style:style>
    <style:style style:name="T40" style:family="text">
      <style:text-properties officeooo:rsid="003ff21f"/>
    </style:style>
    <style:style style:name="T41" style:family="text">
      <style:text-properties officeooo:rsid="00401c7c"/>
    </style:style>
    <style:style style:name="T42" style:family="text">
      <style:text-properties officeooo:rsid="0042e210"/>
    </style:style>
    <style:style style:name="T43" style:family="text">
      <style:text-properties officeooo:rsid="004930b4"/>
    </style:style>
    <style:style style:name="T44" style:family="text">
      <style:text-properties officeooo:rsid="004d0e21"/>
    </style:style>
    <style:style style:name="T45" style:family="text">
      <style:text-properties officeooo:rsid="004df5c0"/>
    </style:style>
    <style:style style:name="T46" style:family="text">
      <style:text-properties officeooo:rsid="004f8a08"/>
    </style:style>
    <style:style style:name="T47" style:family="text">
      <style:text-properties officeooo:rsid="00511396"/>
    </style:style>
    <style:style style:name="T48" style:family="text">
      <style:text-properties officeooo:rsid="0052415e"/>
    </style:style>
    <style:style style:name="T49" style:family="text">
      <style:text-properties officeooo:rsid="00531b0c"/>
    </style:style>
    <style:style style:name="T50" style:family="text">
      <style:text-properties officeooo:rsid="005634a1"/>
    </style:style>
    <style:style style:name="T51" style:family="text">
      <style:text-properties officeooo:rsid="0057abd0"/>
    </style:style>
    <style:style style:name="T52" style:family="text">
      <style:text-properties officeooo:rsid="0058b21a"/>
    </style:style>
    <style:style style:name="T53" style:family="text">
      <style:text-properties officeooo:rsid="005a62d8"/>
    </style:style>
    <style:style style:name="T54" style:family="text">
      <style:text-properties officeooo:rsid="005b070d"/>
    </style:style>
    <style:style style:name="T55" style:family="text">
      <style:text-properties officeooo:rsid="005c9974"/>
    </style:style>
    <style:style style:name="T56" style:family="text">
      <style:text-properties officeooo:rsid="005e4fae"/>
    </style:style>
    <style:style style:name="T57" style:family="text">
      <style:text-properties officeooo:rsid="00602260"/>
    </style:style>
    <style:style style:name="T58" style:family="text">
      <style:text-properties officeooo:rsid="0060fdad"/>
    </style:style>
    <style:style style:name="T59" style:family="text">
      <style:text-properties officeooo:rsid="006297d8"/>
    </style:style>
    <style:style style:name="T60" style:family="text">
      <style:text-properties officeooo:rsid="00648445"/>
    </style:style>
    <style:style style:name="T61" style:family="text">
      <style:text-properties officeooo:rsid="0065cebb"/>
    </style:style>
    <style:style style:name="T62" style:family="text">
      <style:text-properties officeooo:rsid="006616ae"/>
    </style:style>
    <style:style style:name="T63" style:family="text">
      <style:text-properties officeooo:rsid="006997df"/>
    </style:style>
    <style:style style:name="T64" style:family="text">
      <style:text-properties officeooo:rsid="006c48b1"/>
    </style:style>
    <style:style style:name="T65" style:family="text">
      <style:text-properties officeooo:rsid="006ca297"/>
    </style:style>
    <style:style style:name="T66" style:family="text">
      <style:text-properties officeooo:rsid="006cbc05"/>
    </style:style>
    <style:style style:name="T67" style:family="text">
      <style:text-properties officeooo:rsid="006d8073"/>
    </style:style>
    <style:style style:name="T68" style:family="text">
      <style:text-properties officeooo:rsid="006ec589"/>
    </style:style>
    <style:style style:name="T69" style:family="text">
      <style:text-properties officeooo:rsid="0070a2e7"/>
    </style:style>
    <style:style style:name="T70" style:family="text">
      <style:text-properties officeooo:rsid="00717b71"/>
    </style:style>
    <style:style style:name="T71" style:family="text">
      <style:text-properties officeooo:rsid="007320d8"/>
    </style:style>
    <style:style style:name="T72" style:family="text">
      <style:text-properties officeooo:rsid="0074b274"/>
    </style:style>
    <style:style style:name="T73" style:family="text">
      <style:text-properties officeooo:rsid="00764cad"/>
    </style:style>
    <style:style style:name="T74" style:family="text">
      <style:text-properties officeooo:rsid="0077e6c3"/>
    </style:style>
    <style:style style:name="T75" style:family="text">
      <style:text-properties officeooo:rsid="0077e7d0"/>
    </style:style>
    <style:style style:name="T76" style:family="text">
      <style:text-properties officeooo:rsid="007929ee"/>
    </style:style>
    <style:style style:name="T77" style:family="text">
      <style:text-properties officeooo:rsid="007a7a57"/>
    </style:style>
    <style:style style:name="T78" style:family="text">
      <style:text-properties officeooo:rsid="007b9c5b"/>
    </style:style>
    <style:style style:name="T79" style:family="text">
      <style:text-properties officeooo:rsid="007bd084"/>
    </style:style>
    <style:style style:name="T80" style:family="text">
      <style:text-properties officeooo:rsid="007cab97"/>
    </style:style>
    <style:style style:name="T81" style:family="text">
      <style:text-properties officeooo:rsid="007d7a06"/>
    </style:style>
    <style:style style:name="T82" style:family="text">
      <style:text-properties officeooo:rsid="007e01a7"/>
    </style:style>
    <style:style style:name="T83" style:family="text">
      <style:text-properties officeooo:rsid="007e0ebf"/>
    </style:style>
    <style:style style:name="T84" style:family="text">
      <style:text-properties officeooo:rsid="007eb05b"/>
    </style:style>
    <style:style style:name="T85" style:family="text">
      <style:text-properties officeooo:rsid="007fdc22"/>
    </style:style>
    <style:style style:name="T86" style:family="text">
      <style:text-properties officeooo:rsid="0080b655"/>
    </style:style>
    <style:style style:name="T87" style:family="text">
      <style:text-properties officeooo:rsid="0081b821"/>
    </style:style>
    <style:style style:name="T88" style:family="text">
      <style:text-properties officeooo:rsid="00838e91"/>
    </style:style>
    <style:style style:name="T89" style:family="text">
      <style:text-properties officeooo:rsid="00854baa"/>
    </style:style>
    <style:style style:name="T90" style:family="text">
      <style:text-properties officeooo:rsid="00864617"/>
    </style:style>
    <style:style style:name="T91" style:family="text">
      <style:text-properties officeooo:rsid="0086a800"/>
    </style:style>
    <style:style style:name="T92" style:family="text">
      <style:text-properties officeooo:rsid="00872bbe"/>
    </style:style>
    <style:style style:name="T93" style:family="text">
      <style:text-properties officeooo:rsid="0088441c"/>
    </style:style>
    <style:style style:name="T94" style:family="text">
      <style:text-properties officeooo:rsid="00885799"/>
    </style:style>
    <style:style style:name="T95" style:family="text">
      <style:text-properties officeooo:rsid="00888e4a"/>
    </style:style>
    <style:style style:name="T96" style:family="text">
      <style:text-properties officeooo:rsid="008c48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on, Imitation and Fun<text:span text:style-name="T1"> </text:span>Series</text:p>
      <text:p text:style-name="P1">THE<text:span text:style-name="T1"> </text:span>LITTLE RED HE<text:span text:style-name="T1">N</text:span></text:p>
      <text:h text:style-name="Heading_20_1" text:outline-level="1">Chapter 1</text:h>
      <text:p text:style-name="P2">[picture]</text:p>
      <text:p text:style-name="P2">See the chicken.</text:p>
      <text:p text:style-name="P2">I see the chicken.</text:p>
      <text:p text:style-name="P2">The chicken is red.</text:p>
      <text:p text:style-name="P3">The chicken is female.</text:p>
      <text:p text:style-name="P2">See the red chicken.</text:p>
      <text:p text:style-name="P2">I see the red hen.</text:p>
      <text:h text:style-name="Heading_20_1" text:outline-level="1">Chapter 2</text:h>
      <text:p text:style-name="P2">[picture]</text:p>
      <text:p text:style-name="P2">I am a chicken.</text:p>
      <text:p text:style-name="P2">I am a red chicken.</text:p>
      <text:p text:style-name="P2">Are you a chicken?</text:p>
      <text:p text:style-name="P2">See the chicken.</text:p>
      <text:p text:style-name="P2">The chicken is red.</text:p>
      <text:p text:style-name="P2">See the red chicken.</text:p>
      <text:h text:style-name="Heading_20_1" text:outline-level="1">Chapter 3</text:h>
      <text:p text:style-name="P2">What is this?</text:p>
      <text:p text:style-name="P2">This is a chicken.</text:p>
      <text:p text:style-name="P2">See the chicken.</text:p>
      <text:p text:style-name="P2">It is a red chicken.</text:p>
      <text:p text:style-name="P2">What chicken is this?</text:p>
      <text:p text:style-name="P2">This is a red chicken.</text:p>
      <text:p text:style-name="P2">Is this a chicken?</text:p>
      <text:p text:style-name="P2">What are you?</text:p>
      <text:p text:style-name="P2">Are you a chicken?</text:p>
      <text:p text:style-name="P2">Yes, I am a chicken.</text:p>
      <text:p text:style-name="P2">I am a red chicken.</text:p>
      <text:h text:style-name="Heading_20_1" text:outline-level="1">Chapter 4</text:h>
      <text:p text:style-name="P2">[picture]</text:p>
      <text:p text:style-name="P2">See the rat.</text:p>
      <text:p text:style-name="P2">See the cat.</text:p>
      <text:p text:style-name="P2">The cat is my friend.</text:p>
      <text:p text:style-name="P2">See the pig.</text:p>
      <text:p text:style-name="P2">The pig is my friend.</text:p>
      <text:p text:style-name="P2">The rat is my friend.</text:p>
      <text:p text:style-name="P2"><text:soft-page-break/>Have I a friend?</text:p>
      <text:p text:style-name="P2">Yes, I have a cat friend.</text:p>
      <text:p text:style-name="P2">I have a rat friend.</text:p>
      <text:p text:style-name="P2">I have a pig friend.</text:p>
      <text:p text:style-name="P2">I am a red chicken.</text:p>
      <text:h text:style-name="Heading_20_1" text:outline-level="1">Chapter 5</text:h>
      <text:p text:style-name="P2">[picture]</text:p>
      <text:p text:style-name="P2">I see the red hen.</text:p>
      <text:p text:style-name="P2">The red chicken sees a seed.</text:p>
      <text:p text:style-name="P2">See the seed, red hen.</text:p>
      <text:p text:style-name="P2">The chicken sees the seed.</text:p>
      <text:p text:style-name="P2">What is it, chicken?</text:p>
      <text:p text:style-name="P2">It is a seed.</text:p>
      <text:p text:style-name="P2">Is it a seed, pig?</text:p>
      <text:p text:style-name="P2">Is it a seed, rat?</text:p>
      <text:p text:style-name="P2">Is it a seed, cat?</text:p>
      <text:p text:style-name="P2">Have you the seed, chicken?</text:p>
      <text:p text:style-name="P2">Yes, I have the seed.</text:p>
      <text:h text:style-name="Heading_20_1" text:outline-level="1">Chapter 6</text:h>
      <text:p text:style-name="P4">[picture]</text:p>
      <text:p text:style-name="P4">O see, see!</text:p>
      <text:p text:style-name="P4">The chicken <text:span text:style-name="T92">just </text:span>found a seed.</text:p>
      <text:p text:style-name="P4">See what the chicken <text:span text:style-name="T93">just</text:span> found.</text:p>
      <text:p text:style-name="P4">She <text:span text:style-name="T94">just</text:span> found a seed.</text:p>
      <text:p text:style-name="P4">Has the cat found a seed?</text:p>
      <text:p text:style-name="P4">O, no.</text:p>
      <text:p text:style-name="P4">The chicken found the seed.</text:p>
      <text:p text:style-name="P4">Has the pig found a seed?</text:p>
      <text:p text:style-name="P4">O, no.</text:p>
      <text:p text:style-name="P4">Has the rat found a seed?</text:p>
      <text:p text:style-name="P4">O, no.</text:p>
      <text:p text:style-name="P4">Has the chicken found a seed?</text:p>
      <text:p text:style-name="P4">O, yes.</text:p>
      <text:p text:style-name="P4">The red hen has found a seed.</text:p>
      <text:p text:style-name="P4">Friend pig, have you found a seed?</text:p>
      <text:p text:style-name="P4">Friend cat, have you found a seed?</text:p>
      <text:p text:style-name="P4">Friend rat, have you found a seed?</text:p>
      <text:p text:style-name="P4">The little red chicken has found a seed.</text:p>
      <text:h text:style-name="Heading_20_1" text:outline-level="1">Chapter 7</text:h>
      <text:p text:style-name="P4">O, do you see the red hen?</text:p>
      <text:p text:style-name="P4">She has a seed.</text:p>
      <text:p text:style-name="P4">She found the seed.</text:p>
      <text:p text:style-name="P4"><text:soft-page-break/>Will the cat find a seed?</text:p>
      <text:p text:style-name="P4">O, no.</text:p>
      <text:p text:style-name="P4">The cat will not find a seed.</text:p>
      <text:p text:style-name="P4">Will the rat find a seed?</text:p>
      <text:p text:style-name="P4">O, no.</text:p>
      <text:p text:style-name="P4">Will the pig find a seed?</text:p>
      <text:p text:style-name="P4">O, no.</text:p>
      <text:p text:style-name="P4">The red hen will find a seed.</text:p>
      <text:p text:style-name="P4">She has found a seed.</text:p>
      <text:p text:style-name="P4">Did you see the seed?</text:p>
      <text:p text:style-name="P4">The little red hen found the seed.</text:p>
      <text:h text:style-name="Heading_20_1" text:outline-level="1">Chapter 8</text:h>
      <text:p text:style-name="P4">[picture]</text:p>
      <text:p text:style-name="P4">Who is this?</text:p>
      <text:p text:style-name="P4">This is the red hen.</text:p>
      <text:p text:style-name="P4">Has this chicken found a seed?</text:p>
      <text:p text:style-name="P4">Yes, this chicken has found a seed.</text:p>
      <text:p text:style-name="P4">See, this is the seed.</text:p>
      <text:p text:style-name="P4">"Will the cat find a seed?</text:p>
      <text:p text:style-name="P4">O, no, this cat is too lazy.</text:p>
      <text:p text:style-name="P4">Is the rat lazy?</text:p>
      <text:p text:style-name="P4">Yes, this rat is lazy, too.</text:p>
      <text:p text:style-name="P4">Is the pig lazy?</text:p>
      <text:p text:style-name="P4">Yes, this pig is lazy, too.</text:p>
      <text:p text:style-name="P4">Who are you, pig?</text:p>
      <text:p text:style-name="P4">I am the lazy pig.</text:p>
      <text:p text:style-name="P4">Who are you, cat?</text:p>
      <text:p text:style-name="P4"><text:span text:style-name="T95">I</text:span> am the lazy cat.</text:p>
      <text:p text:style-name="P4">Who are you, rat?</text:p>
      <text:p text:style-name="P4">I am the lazy rat.</text:p>
      <text:p text:style-name="P4">Who are you, chicken?</text:p>
      <text:p text:style-name="P4">Are you lazy?</text:p>
      <text:p text:style-name="P4">No, I am not lazy.</text:p>
      <text:p text:style-name="P4">I found the seed.</text:p>
      <text:h text:style-name="Heading_20_1" text:outline-level="1">Chapter 9</text:h>
      <text:p text:style-name="P4">[picture]</text:p>
      <text:p text:style-name="P4">Did the little red hen find the seed?</text:p>
      <text:p text:style-name="P4">Yes, the little red hen found the seed.</text:p>
      <text:p text:style-name="P4">Did the cat find a seed, too?</text:p>
      <text:p text:style-name="P4">O, no, she is too lazy.</text:p>
      <text:p text:style-name="P4">Did the rat find a seed?</text:p>
      <text:p text:style-name="P4">No, she is lazy, too.</text:p>
      <text:p text:style-name="P4">She will not find a seed.</text:p>
      <text:p text:style-name="P4">Is the pig lazy, too?</text:p>
      <text:p text:style-name="P4">O, yes, the pig is lazy, too.</text:p>
      <text:p text:style-name="P4">Is the little red hen lazy?</text:p>
      <text:p text:style-name="P4">O, no, no.</text:p>
      <text:p text:style-name="P4"><text:soft-page-break/>The little red hen is not lazy.</text:p>
      <text:p text:style-name="P4">She found the seed.</text:p>
      <text:h text:style-name="Heading_20_1" text:outline-level="1">Chapter 10</text:h>
      <text:p text:style-name="P4">[picture]</text:p>
      <text:p text:style-name="P4">Where is the little red hen?</text:p>
      <text:p text:style-name="P4">There she is.</text:p>
      <text:p text:style-name="P4">Where is the pig?</text:p>
      <text:p text:style-name="P4">Where is the rat?</text:p>
      <text:p text:style-name="P4">Where is the cat?</text:p>
      <text:p text:style-name="P4">There is the cat.</text:p>
      <text:p text:style-name="P4">There is the rat.</text:p>
      <text:p text:style-name="P4">There is the pig.</text:p>
      <text:p text:style-name="P4">Where is the lazy pig?</text:p>
      <text:p text:style-name="P4">Where is the lazy rat?</text:p>
      <text:p text:style-name="P4">Where is the lazy oat?</text:p>
      <text:p text:style-name="P4">O, there they are!</text:p>
      <text:p text:style-name="P4">See the lazy eat.</text:p>
      <text:p text:style-name="P4">See the lazy rat.</text:p>
      <text:p text:style-name="P4">See the lazy pig.</text:p>
      <text:p text:style-name="P4">There they are.</text:p>
      <text:p text:style-name="P4">[picture]</text:p>
      <text:h text:style-name="Heading_20_1" text:outline-level="1">Chapter 11</text:h>
      <text:p text:style-name="Standard">See the little red <text:span text:style-name="T43">h</text:span>en.</text:p>
      <text:p text:style-name="Standard">She went to the field.</text:p>
      <text:p text:style-name="Standard">She went to find a seed.</text:p>
      <text:p text:style-name="Standard">Did the cat go to the field?</text:p>
      <text:p text:style-name="Standard">O, no, she is too lazy.</text:p>
      <text:p text:style-name="Standard">The little red hen went to the field.</text:p>
      <text:p text:style-name="Standard">She found the seed.</text:p>
      <text:p text:style-name="Standard">Did the rat go to the field?</text:p>
      <text:p text:style-name="Standard">Did the rat find a seed?</text:p>
      <text:p text:style-name="Standard">She is too lazy.</text:p>
      <text:p text:style-name="Standard">Did the pig go to the field?</text:p>
      <text:p text:style-name="Standard">O, no, he is too lazy.</text:p>
      <text:p text:style-name="Standard">The lazy cat!</text:p>
      <text:p text:style-name="Standard">The lazy rat!</text:p>
      <text:p text:style-name="Standard">The lazy pig!</text:p>
      <text:p text:style-name="Standard">The cat is too lazy to go to the<text:span text:style-name="T1"> </text:span>field.</text:p>
      <text:p text:style-name="Standard">The rat is too lazy to go to the<text:span text:style-name="T1"> </text:span>field.</text:p>
      <text:p text:style-name="Standard">The pig is too lazy to go to the<text:span text:style-name="T1"> </text:span>field.</text:p>
      <text:p text:style-name="Standard">The little red hen went to the<text:span text:style-name="T1"> </text:span>field.</text:p>
      <text:p text:style-name="Standard">Where did she find the seed?</text:p>
      <text:p text:style-name="Standard">She found it in the field.</text:p>
      <text:h text:style-name="Heading_20_1" text:outline-level="1">Chapter 12</text:h>
      <text:p text:style-name="Standard">See the pig.</text:p>
      <text:p text:style-name="Standard"><text:soft-page-break/>It is a big lazy pig.</text:p>
      <text:p text:style-name="Standard">See the rat.</text:p>
      <text:p text:style-name="Standard">It is a big lazy rat.</text:p>
      <text:p text:style-name="Standard">See the cat.</text:p>
      <text:p text:style-name="Standard">It is a big lazy cat.</text:p>
      <text:p text:style-name="Standard">Is the little red hen lazy?</text:p>
      <text:p text:style-name="Standard">O, no, she is not lazy.</text:p>
      <text:p text:style-name="Standard">The little red hen went to the<text:span text:style-name="T1"> </text:span>field.</text:p>
      <text:p text:style-name="Standard">The little red hen found a seed.</text:p>
      <text:h text:style-name="Heading_20_1" text:outline-level="1">Chapter 13</text:h>
      <text:p text:style-name="P4">[picture]</text:p>
      <text:p text:style-name="P4">"O, come," said the little red hen.</text:p>
      <text:p text:style-name="P4">"See what I have found."</text:p>
      <text:p text:style-name="P4">"O, come, pig."</text:p>
      <text:p text:style-name="P4">"Come, rat."</text:p>
      <text:p text:style-name="P4">"Come, cat."</text:p>
      <text:p text:style-name="P4">"What is it?" said the big cat.</text:p>
      <text:p text:style-name="P4">"What is it?" said the big rat.</text:p>
      <text:p text:style-name="P4">"What is it?" said the big pig.</text:p>
      <text:p text:style-name="P4">"It is a seed," said the little red hen.</text:p>
      <text:p text:style-name="P4">"Come, see the seed."</text:p>
      <text:p text:style-name="P4">"I am too lazy to come," said the rat.</text:p>
      <text:p text:style-name="P4">"I am too lazy to come," said the pig.</text:p>
      <text:p text:style-name="P4">"I am too lazy to come," said the cat.</text:p>
      <text:p text:style-name="P4">"O, you lazy pig!"</text:p>
      <text:p text:style-name="P4">"O, you lazy rat!"</text:p>
      <text:p text:style-name="P4">"O, you lazy cat!"</text:p>
      <text:h text:style-name="Heading_20_1" text:outline-level="1">Chapter 14</text:h>
      <text:p text:style-name="P4">[picture]</text:p>
      <text:p text:style-name="P4">"Won't you come, rat?"</text:p>
      <text:p text:style-name="P4">"No, I am too lazy."</text:p>
      <text:p text:style-name="P4">"Won't you come, cat?"</text:p>
      <text:p text:style-name="P4">"No, I am lazy, too."</text:p>
      <text:p text:style-name="P4">"Won't you come, pig?"</text:p>
      <text:p text:style-name="P4">"O, no, no, I am too lazy."</text:p>
      <text:p text:style-name="P4">"What shall I do?" said the little red hen.</text:p>
      <text:p text:style-name="P4">"What shall I do with the seed?</text:p>
      <text:p text:style-name="P4">What shall I do with the lazy pig?</text:p>
      <text:p text:style-name="P4">What shall I do with the lazy rat?</text:p>
      <text:p text:style-name="P4">What shall I do with the lazy cat?</text:p>
      <text:p text:style-name="P4">What shall I do with the seed?</text:p>
      <text:p text:style-name="P4">I shall plant the seed.</text:p>
      <text:p text:style-name="P4">The lazy cat shall not have it.</text:p>
      <text:p text:style-name="P4">The lazy rat shall not have it.</text:p>
      <text:p text:style-name="P4">The lazy pig shall not have it."</text:p>
      <text:h text:style-name="Heading_20_1" text:outline-level="1"><text:soft-page-break/>Chapter 15</text:h>
      <text:p text:style-name="P4">[picture]</text:p>
      <text:p text:style-name="P4">"This is a wheat seed, lazy cat."</text:p>
      <text:p text:style-name="P4">"Is it?" said the lazy cat.</text:p>
      <text:p text:style-name="P4">"What shall you do with it?"</text:p>
      <text:p text:style-name="P4">"I shall plant it," said the little red hen.</text:p>
      <text:p text:style-name="P4">"Will you help me, cat?"</text:p>
      <text:p text:style-name="P4">"No," said the cat.</text:p>
      <text:p text:style-name="P4">" Will you help me, rat?"</text:p>
      <text:p text:style-name="P4">"No," said the rat.</text:p>
      <text:p text:style-name="P4">"Will you help me, pig?"</text:p>
      <text:p text:style-name="P4">"No," said the pig.</text:p>
      <text:p text:style-name="P4">"O, you lazy cat!</text:p>
      <text:p text:style-name="P4">O, you lazy rat!</text:p>
      <text:p text:style-name="P4">O, you lazy pig!"</text:p>
      <text:p text:style-name="P4">"O, who will plant the seed?"<text:span text:style-name="T2"> </text:span>said the chicken.</text:p>
      <text:p text:style-name="P4">"I won't," said the rat.</text:p>
      <text:p text:style-name="P4">"I won't," said the cat.</text:p>
      <text:p text:style-name="P4">"I won't," said the pig.</text:p>
      <text:p text:style-name="P4">"Then I will," said the little re<text:span text:style-name="T2">d </text:span>hen.</text:p>
      <text:p text:style-name="P4">So she did.</text:p>
      <text:h text:style-name="Heading_20_1" text:outline-level="1">Chapter 16</text:h>
      <text:p text:style-name="Standard">You are not a kind friend, cat.</text:p>
      <text:p text:style-name="Standard">You are not a kind friend, rat.</text:p>
      <text:p text:style-name="Standard">You are not a kind friend, pig.</text:p>
      <text:p text:style-name="Standard">Why are we not kind friends?</text:p>
      <text:p text:style-name="Standard">A kind friend will help.</text:p>
      <text:p text:style-name="Standard">You were not kind.</text:p>
      <text:p text:style-name="Standard">You did not help.</text:p>
      <text:p text:style-name="Standard">You were too lazy.</text:p>
      <text:p text:style-name="Standard">Too lazy to help.</text:p>
      <text:p text:style-name="Standard">Too lazy to be kind.</text:p>
      <text:p text:style-name="Standard">See the chicken.</text:p>
      <text:p text:style-name="Standard">It is a chicken.</text:p>
      <text:p text:style-name="Standard">It is a red chicken.</text:p>
      <text:p text:style-name="P9">It is a little red chicken.</text:p>
      <text:p text:style-name="Standard">It is a little red hen.</text:p>
      <text:p text:style-name="Standard">See the cat.</text:p>
      <text:p text:style-name="Standard">See the rat.</text:p>
      <text:p text:style-name="Standard">See the pig.</text:p>
      <text:p text:style-name="Standard">The cat is my friend.</text:p>
      <text:p text:style-name="Standard">The rat is my friend.</text:p>
      <text:p text:style-name="Standard">The pig is my friend.</text:p>
      <text:p text:style-name="Standard">Are they kind friends?</text:p>
      <text:p text:style-name="Standard">No, they are lazy friends.</text:p>
      <text:p text:style-name="Standard">They are not kind friends.</text:p>
      <text:p text:style-name="Standard">They are too lazy to be kind.</text:p>
      <text:p text:style-name="P4">The cat is lazy.</text:p>
      <text:p text:style-name="P4"><text:soft-page-break/>The rat is lazy.</text:p>
      <text:p text:style-name="P4">The pig is lazy.</text:p>
      <text:p text:style-name="P4">Three lazy friends.</text:p>
      <text:p text:style-name="P4">The <text:span text:style-name="T44">chicken</text:span> found a seed.</text:p>
      <text:p text:style-name="P4">She found it in the field.</text:p>
      <text:p text:style-name="P4">The cat did not go to the field.</text:p>
      <text:p text:style-name="P4">The rat did not go to the field.</text:p>
      <text:p text:style-name="P4">The pig did not go to the field.</text:p>
      <text:p text:style-name="P4">They were too lazy.</text:p>
      <text:p text:style-name="P4">So the <text:span text:style-name="T45">chicken</text:span> went to the field.</text:p>
      <text:p text:style-name="P4">The good little red hen.</text:p>
      <text:p text:style-name="P4">She found the seed.</text:p>
      <text:p text:style-name="P4">The good little <text:span text:style-name="T46">chicken</text:span>.</text:p>
      <text:p text:style-name="P4"><text:span text:style-name="T47">The chicken</text:span> is not lazy.</text:p>
      <text:p text:style-name="P4">"O come," said the little hen.</text:p>
      <text:p text:style-name="P4">"O come, cat.</text:p>
      <text:p text:style-name="P4">O come, rat.</text:p>
      <text:p text:style-name="P4">O come, pig.</text:p>
      <text:p text:style-name="P4">Come, see what I have <text:span text:style-name="T96">just </text:span>found."</text:p>
      <text:p text:style-name="P4">"What have you found?" said<text:span text:style-name="T3"> </text:span>the cat,</text:p>
      <text:p text:style-name="P4">"What have you found?" said<text:span text:style-name="T3"> </text:span>the rat.</text:p>
      <text:p text:style-name="P4">"What have you found?" said<text:span text:style-name="T3"> </text:span>the pig.</text:p>
      <text:p text:style-name="P4">"I have found a seed."</text:p>
      <text:p text:style-name="P4">"O, we are too lazy," said the cat.</text:p>
      <text:p text:style-name="P4">"O, we are too lazy," said the rat.</text:p>
      <text:p text:style-name="P4">"O, we are too lazy," said the pig.</text:p>
      <text:p text:style-name="P4"><text:span text:style-name="T4">"</text:span>But it is a wheat seed," said the<text:span text:style-name="T4"> </text:span>hen.</text:p>
      <text:p text:style-name="P4">"A wheat seed?" said the cat.</text:p>
      <text:p text:style-name="P4">"A wheat seed?" said the rat.</text:p>
      <text:p text:style-name="P4">"A wheat seed?" said the pig.</text:p>
      <text:p text:style-name="P4">"Yes, it is a wheat seed.</text:p>
      <text:p text:style-name="P4">Come, help me plant it."</text:p>
      <text:p text:style-name="P4">''Help you plant it?" said the cat.</text:p>
      <text:p text:style-name="P4">"Help you plant it?" said the rat.</text:p>
      <text:p text:style-name="P4">"Help you plant it?" said the pig.</text:p>
      <text:p text:style-name="P4">"I will not," said the cat.</text:p>
      <text:p text:style-name="P4">"I will not," said the rat.</text:p>
      <text:p text:style-name="P4">"I will not," said the pig.</text:p>
      <text:p text:style-name="P4">"<text:span text:style-name="T48">Then </text:span>I will," said the little hen.</text:p>
      <text:p text:style-name="P4">So she did.</text:p>
      <text:h text:style-name="Heading_20_1" text:outline-level="1">Chapter 17</text:h>
      <text:p text:style-name="Standard">[picture]</text:p>
      <text:p text:style-name="Standard">"I shall plant the seed," said the<text:span text:style-name="T5"> </text:span>hen.</text:p>
      <text:p text:style-name="Standard">It is a wheat seed.</text:p>
      <text:p text:style-name="Standard">It will grow and grow and grow.</text:p>
      <text:p text:style-name="Standard">By and by it will be a wheat<text:span text:style-name="T5"> </text:span>plant.</text:p>
      <text:p text:style-name="Standard">The wheat plant will grow and<text:span text:style-name="T6"> </text:span>grow.</text:p>
      <text:p text:style-name="Standard">By and by it will be a big wheat<text:span text:style-name="T6"> </text:span>plant.</text:p>
      <text:p text:style-name="Standard">Then it will have wheat seeds.</text:p>
      <text:p text:style-name="Standard"><text:soft-page-break/>By and by the wheat seeds will<text:span text:style-name="T6"> </text:span>grow ripe.</text:p>
      <text:h text:style-name="Heading_20_1" text:outline-level="1">Chapter 18</text:h>
      <text:p text:style-name="P5">[picture]</text:p>
      <text:p text:style-name="P5">Are the wheat seeds ripe yet?</text:p>
      <text:p text:style-name="P5">Yes, the wheat seeds are ripe.</text:p>
      <text:p text:style-name="P5">Are the ripe wheat seeds good?</text:p>
      <text:p text:style-name="P5">Yes, the ripe wheat seeds are good.</text:p>
      <text:p text:style-name="P5">Come, lazy cat, the wheat seeds<text:span text:style-name="T7"> </text:span>are ripe.</text:p>
      <text:p text:style-name="P5">Come, lazy rat, the wheat seeds<text:span text:style-name="T7"> </text:span>are ripe.</text:p>
      <text:p text:style-name="P5">Come, lazy pig, the wheat seeds<text:span text:style-name="T8"> </text:span>are ripe.</text:p>
      <text:p text:style-name="P5">Who will help me gather them?</text:p>
      <text:p text:style-name="P5">"I will not," said the cat.</text:p>
      <text:p text:style-name="P5"><text:span text:style-name="T8">"</text:span>I am too lazy."</text:p>
      <text:p text:style-name="P5"><text:span text:style-name="T8">"</text:span>I will not," said the rat.</text:p>
      <text:p text:style-name="P5">"I am too lazy."</text:p>
      <text:p text:style-name="P5">"I will not," said the pig.</text:p>
      <text:p text:style-name="P5">"I am too lazy."</text:p>
      <text:p text:style-name="P5">Who will gather the ripe wheat?</text:p>
      <text:p text:style-name="P5">"I will not," said the cat.</text:p>
      <text:p text:style-name="P5">"I will not," said the rat.</text:p>
      <text:p text:style-name="P5">"I will not," said the pig.</text:p>
      <text:p text:style-name="P5">"I will," said the little red hen.</text:p>
      <text:p text:style-name="P5">So she did.</text:p>
      <text:h text:style-name="Heading_20_1" text:outline-level="1">Chapter 19</text:h>
      <text:p text:style-name="P6">[picture]</text:p>
      <text:p text:style-name="P6">See, here is the wheat.</text:p>
      <text:p text:style-name="P6">Did the cat gather the wheat?</text:p>
      <text:p text:style-name="P6">O, no, she was too lazy.</text:p>
      <text:p text:style-name="P6">Did the rat gather the wheat?</text:p>
      <text:p text:style-name="P6">O, no, she was too lazy.</text:p>
      <text:p text:style-name="P6">Did the pig gather the wheat?</text:p>
      <text:p text:style-name="P6">O, no, the pig was too lazy.</text:p>
      <text:p text:style-name="P6">The lazy pig can sleep.</text:p>
      <text:p text:style-name="P6">The lazy pig can eat.</text:p>
      <text:p text:style-name="P6">The lazy cat can sleep.</text:p>
      <text:p text:style-name="P6">She can eat, too.</text:p>
      <text:p text:style-name="P6">So can the lazy rat.</text:p>
      <text:p text:style-name="P6">The lazy rat can eat.</text:p>
      <text:p text:style-name="P6">She can sleep, too.</text:p>
      <text:p text:style-name="P6">The pig is too lazy to gather the<text:span text:style-name="T9"> </text:span>wheat.</text:p>
      <text:p text:style-name="P6">The cat is too lazy to gather the<text:span text:style-name="T9"> </text:span>wheat.</text:p>
      <text:p text:style-name="P6">The rat is too lazy, too.</text:p>
      <text:p text:style-name="P6">She can eat and sleep.</text:p>
      <text:p text:style-name="P6">She can not gather the wheat.</text:p>
      <text:p text:style-name="P6">She is too lazy.</text:p>
      <text:p text:style-name="P6">The little red hen is not lazy.</text:p>
      <text:p text:style-name="P6">She is a good little red hen.</text:p>
      <text:h text:style-name="Heading_20_1" text:outline-level="1"><text:soft-page-break/>Chapter 20</text:h>
      <text:p text:style-name="Standard">See, here is the lazy cat.</text:p>
      <text:p text:style-name="Standard">See, here is the lazy rat.</text:p>
      <text:p text:style-name="Standard">See, here is the lazy pig.</text:p>
      <text:p text:style-name="Standard">They were too lazy to find the<text:span text:style-name="T10"> </text:span>seed.</text:p>
      <text:p text:style-name="Standard">They were too lazy to plant the<text:span text:style-name="T10"> </text:span>seed.</text:p>
      <text:p text:style-name="Standard">They were too lazy to gather the<text:span text:style-name="T10"> </text:span>wheat.</text:p>
      <text:p text:style-name="Standard">O, the lazy friends.</text:p>
      <text:p text:style-name="Standard">They might try to find the seeds.</text:p>
      <text:p text:style-name="Standard">They might help plant them.</text:p>
      <text:p text:style-name="Standard">They might help gather the<text:span text:style-name="T10"> </text:span>wheat.</text:p>
      <text:h text:style-name="Heading_20_1" text:outline-level="1">Chapter 21</text:h>
      <text:p text:style-name="P7">[picture]</text:p>
      <text:p text:style-name="P7">Here is a mill.</text:p>
      <text:p text:style-name="P7">The wheat must go to the mill.</text:p>
      <text:p text:style-name="P7">Who will take the wheat to the mill?</text:p>
      <text:p text:style-name="P7">Will you take it, pig?</text:p>
      <text:p text:style-name="P7">Will you take it, cat?</text:p>
      <text:p text:style-name="P7">Will you take it, rat?</text:p>
      <text:p text:style-name="P7">Who will take it?</text:p>
      <text:p text:style-name="P7">"I won't," said the pig.</text:p>
      <text:p text:style-name="P7">"I won't," said the cat.</text:p>
      <text:p text:style-name="P7">"I won't," said the rat.</text:p>
      <text:p text:style-name="P7">"Then I will<text:span text:style-name="T49"> take it</text:span>," said the hen.</text:p>
      <text:p text:style-name="P7">So she did.</text:p>
      <text:h text:style-name="Heading_20_1" text:outline-level="1">Chapter 22</text:h>
      <text:p text:style-name="Standard"><text:span text:style-name="T11">W</text:span>hy must the wheat go to the<text:span text:style-name="T11"> </text:span>mill?</text:p>
      <text:p text:style-name="Standard">Why must the little red hen<text:span text:style-name="T11"> </text:span>take it?</text:p>
      <text:p text:style-name="Standard">The lazy pig should take it.</text:p>
      <text:p text:style-name="Standard">The lazy cat should take it.</text:p>
      <text:p text:style-name="Standard">The lazy rat should take it.</text:p>
      <text:p text:style-name="Standard">Why does the pig not take it?</text:p>
      <text:p text:style-name="Standard">The pig is too lazy.</text:p>
      <text:p text:style-name="Standard">Why does the lazy cat not take it?</text:p>
      <text:p text:style-name="Standard">The cat is too lazy.</text:p>
      <text:p text:style-name="Standard">Why does the lazy rat not take it?</text:p>
      <text:p text:style-name="Standard">The rat is too lazy.</text:p>
      <text:p text:style-name="Standard">The little red hen will take it.</text:p>
      <text:h text:style-name="Heading_20_1" text:outline-level="1">Chapter 23</text:h>
      <text:p text:style-name="P10">This person is the miller.</text:p>
      <text:p text:style-name="P11">What will the miller be doing to the wheat?</text:p>
      <text:p text:style-name="Standard">The mill<text:span text:style-name="T50">er</text:span> will grind<text:span text:style-name="T51"> the wheat. It will become</text:span> flour.</text:p>
      <text:p text:style-name="Standard">The flour will be good.</text:p>
      <text:p text:style-name="Standard">It will be<text:span text:style-name="T52">come</text:span> good wheat flour.</text:p>
      <text:p text:style-name="Standard"><text:soft-page-break/>What will it be good for?</text:p>
      <text:p text:style-name="Standard">It will be<text:span text:style-name="T53">come</text:span> good to eat.</text:p>
      <text:h text:style-name="Heading_20_1" text:outline-level="1">Chapter 24</text:h>
      <text:p text:style-name="Standard">The little red hen found the<text:span text:style-name="T12"> </text:span>wheat seed.</text:p>
      <text:p text:style-name="Standard"><text:span text:style-name="T54">Then s</text:span>he planted it.</text:p>
      <text:p text:style-name="Standard">She gathered the wheat.</text:p>
      <text:p text:style-name="Standard">She took it to the mill.</text:p>
      <text:p text:style-name="Standard">The mill<text:span text:style-name="T55">er</text:span> will grind and grind<text:span text:style-name="T12"> </text:span>and grind.</text:p>
      <text:p text:style-name="Standard">The mill<text:span text:style-name="T55">er </text:span>will grind the wheat.</text:p>
      <text:p text:style-name="Standard"><text:span text:style-name="T56">The miller</text:span> will grind it <text:span text:style-name="T57">and it will become</text:span> flour.</text:p>
      <text:h text:style-name="Heading_20_1" text:outline-level="1">Chapter 25</text:h>
      <text:p text:style-name="Standard">Who was too lazy to find the<text:span text:style-name="T13"> </text:span>seed?</text:p>
      <text:p text:style-name="Standard">The pig was too lazy<text:span text:style-name="T58"> and did not find the seed</text:span>.</text:p>
      <text:p text:style-name="Standard">Who was too lazy to plant the<text:span text:style-name="T13"> </text:span>seed?</text:p>
      <text:p text:style-name="Standard">The cat was too lazy<text:span text:style-name="T58"> and did not plant the seed</text:span>.</text:p>
      <text:p text:style-name="Standard"><text:span text:style-name="T13">W</text:span>ho was too lazy to gather the<text:span text:style-name="T13"> </text:span>wheat?</text:p>
      <text:p text:style-name="Standard">The rat was too lazy<text:span text:style-name="T58"> and did not gather the wheat</text:span>.</text:p>
      <text:p text:style-name="Standard">O, how lazy you are, pig!</text:p>
      <text:p text:style-name="Standard">O, how lazy you are, cat!</text:p>
      <text:p text:style-name="Standard">O, how lazy you are, rat!</text:p>
      <text:p text:style-name="Standard">Are you too lazy to eat, pig?</text:p>
      <text:p text:style-name="Standard">Are you too lazy to eat, cat?</text:p>
      <text:p text:style-name="Standard">Are you too lazy to eat, rat?</text:p>
      <text:p text:style-name="Standard">O, no, we are not too lazy to eat.</text:p>
      <text:p text:style-name="Standard">"We will eat the flour," said the<text:span text:style-name="T13"> </text:span>pig.</text:p>
      <text:p text:style-name="Standard">"We will eat the flour," said the<text:span text:style-name="T13"> </text:span>cat.</text:p>
      <text:p text:style-name="Standard">"We will eat the flour," said the<text:span text:style-name="T13"> </text:span>rat.</text:p>
      <text:h text:style-name="Heading_20_1" text:outline-level="1">Chapter 26</text:h>
      <text:p text:style-name="Standard">Whose<text:span text:style-name="T59"> </text:span>wheat is this?</text:p>
      <text:p text:style-name="Standard">"It is my wheat," said the pig.</text:p>
      <text:p text:style-name="Standard">"It is my wheat," said the cat.</text:p>
      <text:p text:style-name="Standard">"It is my wheat," said the rat.</text:p>
      <text:p text:style-name="Standard">"It is not your wheat," said the<text:span text:style-name="T13"> </text:span>little red hen.</text:p>
      <text:p text:style-name="Standard">"It is tr<text:span text:style-name="T60">uly </text:span>my wheat.</text:p>
      <text:p text:style-name="Standard">I found the seed.</text:p>
      <text:p text:style-name="Standard">I planted the seed.</text:p>
      <text:p text:style-name="Standard">I gathered the wheat.</text:p>
      <text:p text:style-name="Standard">I took it to the mill.</text:p>
      <text:p text:style-name="Standard">You did not find the seed.</text:p>
      <text:p text:style-name="Standard">You did not plant it.</text:p>
      <text:p text:style-name="Standard">You did not gather the wheat.</text:p>
      <text:p text:style-name="Standard">You did not take it to the mill.</text:p>
      <text:p text:style-name="Standard">See, here is the wheat<text:span text:style-name="T61"> flour</text:span>.</text:p>
      <text:p text:style-name="Standard">It is in a bag.</text:p>
      <text:p text:style-name="Standard">The flour is in the bag.</text:p>
      <text:p text:style-name="Standard"><text:soft-page-break/>It is good flour.</text:p>
      <text:p text:style-name="Standard">It is good to eat.</text:p>
      <text:p text:style-name="Standard">It is <text:span text:style-name="T62">very</text:span> good<text:span text:style-name="T62"> but you will not have it, you</text:span> lazy pig.</text:p>
      <text:p text:style-name="P12">It is <text:span text:style-name="T62">very</text:span> good<text:span text:style-name="T62"> but you will not have it, you</text:span> lazy cat.</text:p>
      <text:p text:style-name="P12">It is <text:span text:style-name="T62">very</text:span> good<text:span text:style-name="T62"> but you will not have it, you</text:span> lazy rat."</text:p>
      <text:h text:style-name="Heading_20_1" text:outline-level="1">Chapter 27</text:h>
      <text:p text:style-name="Standard">Here is the wheat.</text:p>
      <text:p text:style-name="Standard">The mill<text:span text:style-name="T63">er</text:span> has ground it into flour.</text:p>
      <text:p text:style-name="Standard">The flour is in the bag.</text:p>
      <text:p text:style-name="Standard">It is good flour.</text:p>
      <text:p text:style-name="Standard">It is good wheat flour.</text:p>
      <text:p text:style-name="Standard">It is good to eat.</text:p>
      <text:p text:style-name="Standard">Who will go to get it?</text:p>
      <text:p text:style-name="Standard">Will that lazy pig go?</text:p>
      <text:p text:style-name="Standard">Will that lazy cat go?</text:p>
      <text:p text:style-name="Standard">Will that lazy rat go?</text:p>
      <text:p text:style-name="Standard">"Will you go, pig?" said the little<text:span text:style-name="T13"> </text:span>red hen.</text:p>
      <text:p text:style-name="Standard">"Will you go, cat?" said the little<text:span text:style-name="T13"> </text:span>red hen.</text:p>
      <text:p text:style-name="Standard">"Will you go, rat?" said the little<text:span text:style-name="T13"> </text:span>red hen.</text:p>
      <text:p text:style-name="Standard">"I<text:span text:style-name="T65">'m not leaving to go</text:span><text:span text:style-name="T64"> get it</text:span>," said the lazy rat.</text:p>
      <text:p text:style-name="P13">"I<text:span text:style-name="T65">'m not leaving to go</text:span><text:span text:style-name="T64"> get it</text:span>," said the lazy cat.</text:p>
      <text:p text:style-name="P14">"I<text:span text:style-name="T65">'m not leaving to go</text:span><text:span text:style-name="T64"> get it</text:span>," said the lazy pig.</text:p>
      <text:p text:style-name="Standard">"Then I will," said the little red<text:span text:style-name="T13"> </text:span>hen.</text:p>
      <text:p text:style-name="Standard">So she did.</text:p>
      <text:h text:style-name="Heading_20_1" text:outline-level="1">Chapter 28</text:h>
      <text:p text:style-name="Standard">Who will bring the flour from<text:span text:style-name="T13"> </text:span>the mill?</text:p>
      <text:p text:style-name="Standard">Will the lazy pig bring it?</text:p>
      <text:p text:style-name="Standard">Will the lazy cat bring it?</text:p>
      <text:p text:style-name="Standard">Will the lazy rat bring it?</text:p>
      <text:p text:style-name="Standard">"Will you bring it, pig?" said<text:span text:style-name="T13"> </text:span>the little red hen.</text:p>
      <text:p text:style-name="Standard">"Will you bring it, cat?" said<text:span text:style-name="T13"> </text:span>the little red hen.</text:p>
      <text:p text:style-name="Standard">"Will you bring it, rat?" said<text:span text:style-name="T13"> </text:span>the little red hen.</text:p>
      <text:p text:style-name="Standard">"I<text:span text:style-name="T66">'m not going</text:span>," said the lazy rat.</text:p>
      <text:p text:style-name="P15">"I<text:span text:style-name="T66">'m not going</text:span>," said the lazy cat,</text:p>
      <text:p text:style-name="P15">"I<text:span text:style-name="T66">'m not going</text:span>," said the lazy pig.</text:p>
      <text:p text:style-name="Standard">"Then I will," said the little red<text:span text:style-name="T13"> </text:span>hen.</text:p>
      <text:p text:style-name="Standard">So she did.</text:p>
      <text:h text:style-name="Heading_20_1" text:outline-level="1">Chapter 29</text:h>
      <text:p text:style-name="Standard">The pig might have found the<text:span text:style-name="T13"> </text:span>seed.</text:p>
      <text:p text:style-name="Standard">The cat might have planted it.</text:p>
      <text:p text:style-name="Standard">The rat might have gathered the<text:span text:style-name="T13"> </text:span>wheat.</text:p>
      <text:p text:style-name="Standard">But the pig would not find the<text:span text:style-name="T13"> </text:span>seed.</text:p>
      <text:p text:style-name="Standard">The cat would not plant it.</text:p>
      <text:p text:style-name="Standard">The rat would not gather the<text:span text:style-name="T13"> </text:span>wheat.</text:p>
      <text:p text:style-name="Standard">They would not take it to the<text:span text:style-name="T13"> </text:span>mill.</text:p>
      <text:p text:style-name="Standard"><text:soft-page-break/>They would not bring it from<text:span text:style-name="T13"> </text:span>the mill.</text:p>
      <text:p text:style-name="Standard">They were too lazy.</text:p>
      <text:p text:style-name="Standard">The little red hen found the seed.</text:p>
      <text:p text:style-name="Standard">The little red hen planted it.</text:p>
      <text:p text:style-name="Standard">She found the seed.</text:p>
      <text:p text:style-name="Standard">She had to plant it.</text:p>
      <text:p text:style-name="Standard">She had to gather the wheat.</text:p>
      <text:p text:style-name="Standard">She had to take it to the mill.</text:p>
      <text:p text:style-name="Standard">She had to bring it from the mill.</text:p>
      <text:h text:style-name="Heading_20_1" text:outline-level="1">Chapter 30</text:h>
      <text:p text:style-name="Standard">Whose flour is it, cat?</text:p>
      <text:p text:style-name="Standard">Whose flour is it, rat?</text:p>
      <text:p text:style-name="Standard">Whose flour is it, pig?</text:p>
      <text:p text:style-name="Standard">It is not your flour, cat.</text:p>
      <text:p text:style-name="Standard">It is not your flour, rat.</text:p>
      <text:p text:style-name="Standard">It is not your flour, pig.</text:p>
      <text:p text:style-name="Standard">"It is<text:span text:style-name="T69"> truly</text:span> my flour," said the <text:span text:style-name="T67">chicken</text:span>.</text:p>
      <text:p text:style-name="Standard">"It was my seed," said the <text:span text:style-name="T68">chicken</text:span>.</text:p>
      <text:p text:style-name="Standard">"I planted it.</text:p>
      <text:p text:style-name="Standard">It was my wheat plant.</text:p>
      <text:p text:style-name="Standard">It was my wheat.</text:p>
      <text:p text:style-name="Standard">I gathered it.</text:p>
      <text:p text:style-name="Standard">I took it to the mill.</text:p>
      <text:p text:style-name="Standard">And now it is <text:span text:style-name="T70">truly </text:span>my flour."</text:p>
      <text:h text:style-name="Heading_20_1" text:outline-level="1">Chapter 31</text:h>
      <text:p text:style-name="Standard">Are all pigs lazy?</text:p>
      <text:p text:style-name="Standard">O, no, all pigs are not lazy.</text:p>
      <text:p text:style-name="Standard"><text:span text:style-name="T71">Just s</text:span>ome pigs are lazy.</text:p>
      <text:p text:style-name="Standard">This pig is lazy.</text:p>
      <text:p text:style-name="Standard">See him!</text:p>
      <text:p text:style-name="Standard">The lazy pig!</text:p>
      <text:p text:style-name="Standard">Are all cats lazy?</text:p>
      <text:p text:style-name="Standard">O, no, all cats are not lazy.</text:p>
      <text:p text:style-name="Standard">This cat is lazy.</text:p>
      <text:p text:style-name="Standard">See her!</text:p>
      <text:p text:style-name="Standard">Is she not a lazy cat?</text:p>
      <text:p text:style-name="Standard">Are all rats lazy?</text:p>
      <text:p text:style-name="Standard">O, no, all rats are not lazy.</text:p>
      <text:p text:style-name="Standard">This rat is lazy.</text:p>
      <text:p text:style-name="Standard">But see, here is the little hen.</text:p>
      <text:p text:style-name="Standard">The little red hen!</text:p>
      <text:p text:style-name="Standard">She is not lazy, is she?</text:p>
      <text:p text:style-name="Standard">What, the little red hen lazy?</text:p>
      <text:p text:style-name="Standard">O, no, no! She is not lazy.</text:p>
      <text:p text:style-name="Standard">She found the seed.</text:p>
      <text:p text:style-name="Standard">She planted it.</text:p>
      <text:p text:style-name="Standard">She gathered the wheat.</text:p>
      <text:p text:style-name="Standard"><text:soft-page-break/>She took it to the mill.</text:p>
      <text:p text:style-name="Standard">She went to the mill to get it.</text:p>
      <text:p text:style-name="Standard">Whose flour is it, then?</text:p>
      <text:p text:style-name="Standard">It is not the pig's flour.</text:p>
      <text:p text:style-name="Standard">It is not the cat's flour.</text:p>
      <text:p text:style-name="Standard">It is not the rat's flour.</text:p>
      <text:p text:style-name="Standard">It is the little red hen's flour.</text:p>
      <text:h text:style-name="Heading_20_1" text:outline-level="1">Chapter 32</text:h>
      <text:p text:style-name="Standard">"Who will go for the flour, pig?</text:p>
      <text:p text:style-name="Standard">Who will bring it from the mill?</text:p>
      <text:p text:style-name="Standard">Will you bring the flour, cat?</text:p>
      <text:p text:style-name="Standard">Will you go to the mill for it?"</text:p>
      <text:p text:style-name="Standard">"No, I am too lazy."</text:p>
      <text:p text:style-name="Standard">"Will you get the flour from the<text:span text:style-name="T14"> </text:span>mill, rat?</text:p>
      <text:p text:style-name="Standard">Will you bring the bag from the<text:span text:style-name="T14"> </text:span>mill?</text:p>
      <text:p text:style-name="Standard">Will you go and get the bag?"</text:p>
      <text:p text:style-name="Standard">"No, I will not," said the rat.</text:p>
      <text:p text:style-name="Standard">"And I will not," said the pig.</text:p>
      <text:p text:style-name="Standard">"And <text:span text:style-name="T14">I</text:span> will not," said the cat.</text:p>
      <text:p text:style-name="Standard">"I am too lazy," said the rat.</text:p>
      <text:p text:style-name="Standard">"I am too lazy," said the cat.</text:p>
      <text:p text:style-name="Standard">"I am too lazy," said the pig.</text:p>
      <text:p text:style-name="Standard">Too lazy to go to the mill!</text:p>
      <text:p text:style-name="Standard">Too lazy to bring the bag!</text:p>
      <text:p text:style-name="Standard">Too lazy to go for the flour!</text:p>
      <text:p text:style-name="Standard">Too lazy to bring it from the mill<text:span text:style-name="T15">.</text:span></text:p>
      <text:p text:style-name="Standard">"<text:span text:style-name="T72">O</text:span>!" said the little hen.</text:p>
      <text:p text:style-name="Standard">"Who will go?</text:p>
      <text:p text:style-name="Standard">"Who will get the flour?"</text:p>
      <text:p text:style-name="Standard">"I w<text:span text:style-name="T16">o</text:span>n't," said the rat.</text:p>
      <text:p text:style-name="Standard">"I won't," said the cat.</text:p>
      <text:p text:style-name="Standard">"I won't," said the pig.</text:p>
      <text:p text:style-name="Standard">"Then I will," said the little red<text:span text:style-name="T17"> </text:span>hen.</text:p>
      <text:p text:style-name="Standard">So she did.</text:p>
      <text:h text:style-name="Heading_20_1" text:outline-level="1">Chapter 33</text:h>
      <text:p text:style-name="Standard">See, here is the flour.</text:p>
      <text:p text:style-name="Standard">It is in a bag.</text:p>
      <text:p text:style-name="Standard">The little hen brought it.</text:p>
      <text:p text:style-name="Standard">She brought it from the mill.</text:p>
      <text:p text:style-name="Standard">The lazy cat would not bring it.</text:p>
      <text:p text:style-name="Standard">So the little hen brought it.</text:p>
      <text:p text:style-name="Standard">The lazy rat would not bring it.</text:p>
      <text:p text:style-name="Standard">So the little hen brought it.</text:p>
      <text:p text:style-name="Standard">The lazy pig would not bring it.</text:p>
      <text:p text:style-name="Standard">So the little hen brought it.</text:p>
      <text:p text:style-name="Standard">See, here it is.</text:p>
      <text:p text:style-name="Standard">It is in the bag.</text:p>
      <text:p text:style-name="Standard"><text:soft-page-break/>This is the bag.</text:p>
      <text:p text:style-name="Standard">It is a bag of flour.</text:p>
      <text:p text:style-name="Standard">Is it a big bag of flour?</text:p>
      <text:p text:style-name="Standard">Will the cat drag the big bag?</text:p>
      <text:p text:style-name="Standard">Will the rat drag the big bag?</text:p>
      <text:p text:style-name="Standard">Will the pig drag the big bag?</text:p>
      <text:p text:style-name="Standard">No, the <text:span text:style-name="T73">chicken</text:span> will drag the big bag.</text:p>
      <text:h text:style-name="Heading_20_1" text:outline-level="1">Chapter 34</text:h>
      <text:p text:style-name="Standard">Is there any flour in the bag?</text:p>
      <text:p text:style-name="Standard">O, yes, there is flour in the bag.</text:p>
      <text:p text:style-name="Standard">Will any one open the bag?</text:p>
      <text:p text:style-name="Standard">See the pig look at the bag.</text:p>
      <text:p text:style-name="Standard">There is flour in the bag.</text:p>
      <text:p text:style-name="Standard">Is he too lazy to open it?</text:p>
      <text:p text:style-name="Standard">Who will open the bag?</text:p>
      <text:p text:style-name="Standard">"I won't," said the pig.</text:p>
      <text:p text:style-name="Standard">"I won't," said the cat.</text:p>
      <text:p text:style-name="Standard">"I won't," said the rat.</text:p>
      <text:p text:style-name="Standard">"Then I will," said the hen.</text:p>
      <text:p text:style-name="Standard">So she did.</text:p>
      <text:p text:style-name="Standard">You shall not have any flour,<text:span text:style-name="T18"> p</text:span>ig<text:span text:style-name="T18">.</text:span></text:p>
      <text:p text:style-name="Standard">You shall not have any flour,<text:span text:style-name="T18"> </text:span>cat.</text:p>
      <text:p text:style-name="Standard">You shall not have any flour,<text:span text:style-name="T18"> </text:span>rat.</text:p>
      <text:p text:style-name="Standard">You are too lazy.</text:p>
      <text:p text:style-name="Standard">The little red hen will open the<text:span text:style-name="T19"> </text:span>bag.</text:p>
      <text:p text:style-name="Standard">She shall have the flour.</text:p>
      <text:h text:style-name="Heading_20_1" text:outline-level="1">Chapter 35</text:h>
      <text:p text:style-name="Standard">Who will open the bag?</text:p>
      <text:p text:style-name="Standard">Will the pig open it?</text:p>
      <text:p text:style-name="Standard">Or will the cat open it?</text:p>
      <text:p text:style-name="Standard">Or will the rat open it?</text:p>
      <text:p text:style-name="Standard">The pig will not open it.</text:p>
      <text:p text:style-name="Standard">He is too lazy.</text:p>
      <text:p text:style-name="Standard">The cat will not open it.</text:p>
      <text:p text:style-name="Standard">She is too lazy.</text:p>
      <text:p text:style-name="Standard">The rat will not open it.</text:p>
      <text:p text:style-name="Standard">She is too lazy, too.</text:p>
      <text:p text:style-name="Standard">Did the pig go to the mill?</text:p>
      <text:p text:style-name="Standard">Did he bring the bag?</text:p>
      <text:p text:style-name="Standard">O, no, he was too lazy.</text:p>
      <text:p text:style-name="Standard">He would not go.</text:p>
      <text:p text:style-name="Standard">Who did go to the mill?</text:p>
      <text:p text:style-name="Standard">The cat would not go.</text:p>
      <text:p text:style-name="Standard">The rat would not go.</text:p>
      <text:p text:style-name="Standard">The pig would not go.</text:p>
      <text:p text:style-name="Standard">They were too lazy to go.</text:p>
      <text:p text:style-name="Standard">The little red hen went to the<text:span text:style-name="T20"> </text:span>mill.</text:p>
      <text:p text:style-name="Standard"><text:soft-page-break/>She was not too lazy.</text:p>
      <text:h text:style-name="Heading_20_1" text:outline-level="1">Chapter 36</text:h>
      <text:p text:style-name="Standard">What will the little red hen do<text:span text:style-name="T20"> </text:span>now?</text:p>
      <text:p text:style-name="Standard">What will she do with the flour?</text:p>
      <text:p text:style-name="Standard">She will make bread with the<text:span text:style-name="T20"> </text:span>flour.</text:p>
      <text:p text:style-name="Standard">She will make good bread.</text:p>
      <text:p text:style-name="Standard">Could the pig make good bread?</text:p>
      <text:p text:style-name="Standard">O, yes, he could.</text:p>
      <text:p text:style-name="Standard">But he is too lazy.</text:p>
      <text:p text:style-name="Standard">Could the cat make good bread?</text:p>
      <text:p text:style-name="Standard">O yes, she could.</text:p>
      <text:p text:style-name="Standard">But she is too lazy.</text:p>
      <text:p text:style-name="Standard">Could the rat make good bread?</text:p>
      <text:p text:style-name="Standard">O yes, she could.</text:p>
      <text:p text:style-name="Standard">But she is too lazy.</text:p>
      <text:p text:style-name="Standard">Who will make the bread?</text:p>
      <text:p text:style-name="Standard">"I won't," said the pig.</text:p>
      <text:p text:style-name="Standard">"I won't," said the cat.</text:p>
      <text:p text:style-name="Standard">"I won't," said the rat.</text:p>
      <text:p text:style-name="Standard">"Then I will," said the hen.</text:p>
      <text:p text:style-name="Standard">So she did.</text:p>
      <text:h text:style-name="Heading_20_1" text:outline-level="1">Chapter 37</text:h>
      <text:p text:style-name="Standard">"Let us have some bread<text:span text:style-name="T20">,</text:span>' said<text:span text:style-name="T20"> </text:span>the pig.</text:p>
      <text:p text:style-name="Standard">"Yes," said the cat.</text:p>
      <text:p text:style-name="Standard">"Let us have some bread."</text:p>
      <text:p text:style-name="Standard">"O yes, yes," said the rat.</text:p>
      <text:p text:style-name="Standard">"Let us have some bread."</text:p>
      <text:p text:style-name="Standard">"The hen can make good bread,"<text:span text:style-name="T20"> </text:span>said the pig.</text:p>
      <text:p text:style-name="Standard">"The hen can make good bread<text:span text:style-name="T20">," </text:span>said the cat.</text:p>
      <text:p text:style-name="Standard">"The hen can make good bread,"<text:span text:style-name="T20"> </text:span>said the rat.</text:p>
      <text:p text:style-name="Standard">"Who will help me make it?"<text:span text:style-name="T20"> </text:span>said the hen.</text:p>
      <text:p text:style-name="Standard">"Will you, cat?</text:p>
      <text:p text:style-name="Standard">Will you, rat?</text:p>
      <text:p text:style-name="Standard">Will you, pig?"</text:p>
      <text:p text:style-name="Standard">"I won't," said the cat.</text:p>
      <text:p text:style-name="Standard">"I won't," said the rat.</text:p>
      <text:p text:style-name="Standard">"I won't," said the pig.</text:p>
      <text:p text:style-name="Standard">"Then I <text:span text:style-name="T74">alone </text:span>will," said the hen.</text:p>
      <text:p text:style-name="Standard">So she did.</text:p>
      <text:h text:style-name="Heading_20_1" text:outline-level="1">Chapter 38</text:h>
      <text:p text:style-name="Standard">See, the bread is made.</text:p>
      <text:p text:style-name="Standard">It is on the table.</text:p>
      <text:p text:style-name="Standard">Will the little red hen eat it?</text:p>
      <text:p text:style-name="Standard">If the pig does not get it.</text:p>
      <text:p text:style-name="Standard">Or if the cat does not get it.</text:p>
      <text:p text:style-name="Standard"><text:soft-page-break/>Or if the rat does not get it.</text:p>
      <text:p text:style-name="Standard">They will get it if they can.</text:p>
      <text:p text:style-name="Standard">They were too lazy to make it.</text:p>
      <text:p text:style-name="Standard">They are not too lazy to eat it.</text:p>
      <text:p text:style-name="Standard">How good the bread looks!</text:p>
      <text:p text:style-name="Standard">Yes, it does look good.</text:p>
      <text:p text:style-name="Standard">Will the pig eat it?</text:p>
      <text:p text:style-name="Standard">O yes, if he can get it.</text:p>
      <text:p text:style-name="Standard">The cat will eat it, too, if she can.</text:p>
      <text:p text:style-name="Standard">The rat will eat it, too, if she can.</text:p>
      <text:p text:style-name="Standard">Can the pig get it from the table?</text:p>
      <text:p text:style-name="Standard">O yes, the pig can get it from the<text:span text:style-name="T21"> </text:span>table.</text:p>
      <text:p text:style-name="Standard">Can the cat get it from the table?</text:p>
      <text:p text:style-name="Standard">Yes, she can get it from the table.</text:p>
      <text:p text:style-name="Standard">Can the rat get it from the table?</text:p>
      <text:p text:style-name="Standard">Yes, she can get it from the table.</text:p>
      <text:h text:style-name="Heading_20_1" text:outline-level="1">Chapter 39</text:h>
      <text:p text:style-name="Standard"><text:span text:style-name="T75">Be careful</text:span>! <text:span text:style-name="T75">Be careful</text:span>, little red<text:span text:style-name="T21"> hen!</text:span></text:p>
      <text:p text:style-name="Standard">The cat will jump upon the<text:span text:style-name="T22"> </text:span>table.</text:p>
      <text:p text:style-name="Standard">She will steal the bread.</text:p>
      <text:p text:style-name="Standard">See the pig.</text:p>
      <text:p text:style-name="Standard">Can he jump upon the table?</text:p>
      <text:p text:style-name="Standard">No, he can not jump upon the<text:span text:style-name="T23"> </text:span>table.</text:p>
      <text:p text:style-name="Standard">But the cat can jump upon the<text:span text:style-name="T23"> </text:span>table.</text:p>
      <text:p text:style-name="Standard">And the rat can jump upon the<text:span text:style-name="T23"> </text:span>table.</text:p>
      <text:p text:style-name="Standard">The pig can steal.</text:p>
      <text:p text:style-name="Standard">The cat can steal.</text:p>
      <text:p text:style-name="Standard">The rat can steal.</text:p>
      <text:p text:style-name="Standard">They will steal the bread.</text:p>
      <text:p text:style-name="Standard">Look! <text:span text:style-name="T23">L</text:span>ook at them, little red hen!</text:p>
      <text:p text:style-name="Standard">See! <text:span text:style-name="T24">S</text:span>ee!</text:p>
      <text:p text:style-name="Standard">They will jump upon the table.</text:p>
      <text:p text:style-name="Standard">They will steal the bread.</text:p>
      <text:p text:style-name="Standard">Watch! <text:span text:style-name="T25">W</text:span>atch!</text:p>
      <text:p text:style-name="Standard">Little red hen, watch!</text:p>
      <text:h text:style-name="Heading_20_1" text:outline-level="1">Chapter 40</text:h>
      <text:p text:style-name="Standard">The little red hen looked at the<text:span text:style-name="T26"> </text:span>lazy pig.</text:p>
      <text:p text:style-name="Standard">She looked at the lazy cat.</text:p>
      <text:p text:style-name="Standard">She looked at the lazy rat.</text:p>
      <text:p text:style-name="Standard">"See, I have some bread, pig,"<text:span text:style-name="T26"> </text:span>she said.</text:p>
      <text:p text:style-name="Standard">"See, I have some bread, cat,"<text:span text:style-name="T26"> </text:span>she said.</text:p>
      <text:p text:style-name="Standard">"See, I have some bread, rat,"<text:span text:style-name="T27"> </text:span>she said.</text:p>
      <text:p text:style-name="Standard">"Yes, good little <text:span text:style-name="T76">chicken</text:span>," said the<text:span text:style-name="T27"> </text:span>pig.</text:p>
      <text:p text:style-name="P16">"Yes, good little <text:span text:style-name="T76">chicken</text:span>," said the<text:span text:style-name="T27"> </text:span>cat.</text:p>
      <text:p text:style-name="P16">"Yes, good little <text:span text:style-name="T76">chicken</text:span>," said the<text:span text:style-name="T27"> </text:span>rat.</text:p>
      <text:p text:style-name="Standard">The hen laughed to herself.</text:p>
      <text:p text:style-name="Standard">"Who found the seed?" said the<text:span text:style-name="T27"> </text:span>little red hen.</text:p>
      <text:p text:style-name="Standard"><text:soft-page-break/>"You <text:span text:style-name="T78">found it</text:span>," said the pig.</text:p>
      <text:p text:style-name="Standard">"You <text:span text:style-name="T78">found it</text:span>," said the cat.</text:p>
      <text:p text:style-name="Standard">"You <text:span text:style-name="T78">found it</text:span>," said the rat.</text:p>
      <text:p text:style-name="Standard">The hen laughed to herself.</text:p>
      <text:h text:style-name="Heading_20_1" text:outline-level="1">Chapter 41</text:h>
      <text:p text:style-name="Standard">"Who planted the seed?" said<text:span text:style-name="T28"> </text:span>the little red hen.</text:p>
      <text:p text:style-name="Standard">"You <text:span text:style-name="T77">planted it</text:span>," said the pig.</text:p>
      <text:p text:style-name="Standard">"You <text:span text:style-name="T77">planted it</text:span>," said the cat.</text:p>
      <text:p text:style-name="Standard">"You <text:span text:style-name="T77">planted it</text:span>," said the rat.</text:p>
      <text:p text:style-name="Standard">The little red hen laughed to<text:span text:style-name="T28"> </text:span>herself.</text:p>
      <text:p text:style-name="Standard">"Who gathered the wheat?" said<text:span text:style-name="T28"> </text:span>the little red hen.</text:p>
      <text:p text:style-name="Standard">"You <text:span text:style-name="T79">gathered it</text:span>," said the pig.</text:p>
      <text:p text:style-name="Standard">"You <text:span text:style-name="T79">gathered it,</text:span>" said the cat.</text:p>
      <text:p text:style-name="Standard">"You <text:span text:style-name="T79">gathered it</text:span>," said the rat.</text:p>
      <text:p text:style-name="Standard">The little red hen la<text:span text:style-name="T85">u</text:span>ghed to<text:span text:style-name="T28"> </text:span>herself.</text:p>
      <text:p text:style-name="Standard">"Who took the wheat to the<text:span text:style-name="T28"> </text:span>mill?" said the little red hen.</text:p>
      <text:p text:style-name="Standard">"Yo<text:span text:style-name="T80">u took it</text:span>," said the pig.</text:p>
      <text:p text:style-name="Standard">"You <text:span text:style-name="T81">took it</text:span>," said the cat.</text:p>
      <text:p text:style-name="Standard">"You <text:span text:style-name="T82">took it</text:span>," said the rat.</text:p>
      <text:p text:style-name="Standard">The little red hen langhed to<text:span text:style-name="T28"> </text:span>herself.</text:p>
      <text:p text:style-name="Standard">The good little red hen.</text:p>
      <text:p text:style-name="Standard">"Who <text:span text:style-name="T83">baked</text:span> the bread?" said the<text:span text:style-name="T29"> </text:span>little red hen.</text:p>
      <text:p text:style-name="Standard">"You <text:span text:style-name="T84">baked it</text:span>," said the pig.</text:p>
      <text:p text:style-name="Standard">"You <text:span text:style-name="T84">baked it</text:span>," said the cat.</text:p>
      <text:p text:style-name="Standard">"You <text:span text:style-name="T84">baked it</text:span>," said the rat.</text:p>
      <text:p text:style-name="Standard">The little red hen laughed to<text:span text:style-name="T29"> </text:span>herself.</text:p>
      <text:p text:style-name="Standard">"Now the wheat is made into<text:span text:style-name="T29"> </text:span>bread," said the little red hen.</text:p>
      <text:p text:style-name="Standard">"Yes," said the pig.</text:p>
      <text:p text:style-name="Standard">"Yes," said the cat.</text:p>
      <text:p text:style-name="Standard">"Yes," said the rat.</text:p>
      <text:p text:style-name="Standard">"Who will help eat the bread?<text:span text:style-name="T30">"</text:span><text:span text:style-name="T31"> </text:span>said the little red hen.</text:p>
      <text:p text:style-name="Standard">"I will<text:span text:style-name="T86"> help you</text:span>," said the pig.</text:p>
      <text:p text:style-name="Standard">"I will<text:span text:style-name="T86"> help you</text:span>," said the cat.</text:p>
      <text:p text:style-name="Standard">"I wi<text:span text:style-name="T86">ll help you</text:span>," said the rat.</text:p>
      <text:p text:style-name="Standard">"No, you won't," said the little<text:span text:style-name="T32"> </text:span>red hen.</text:p>
      <text:p text:style-name="Standard">"You shall not eat the bread.</text:p>
      <text:p text:style-name="Standard">You did not find the seed.</text:p>
      <text:p text:style-name="Standard">You would not plant it.</text:p>
      <text:p text:style-name="Standard">You would not gather the wheat.</text:p>
      <text:p text:style-name="Standard">You would not take it to the mill.</text:p>
      <text:p text:style-name="Standard">You would not bring it from the<text:span text:style-name="T32"> </text:span>mill.</text:p>
      <text:p text:style-name="Standard">You would not open the bag.</text:p>
      <text:p text:style-name="Standard">You would not make the bread.</text:p>
      <text:p text:style-name="Standard">Now, you shall not eat it.</text:p>
      <text:p text:style-name="Standard"><text:span text:style-name="T33">I</text:span> shall eat it myself.</text:p>
      <text:p text:style-name="Standard">"So go, lazy pig!</text:p>
      <text:p text:style-name="Standard">Go!</text:p>
      <text:p text:style-name="Standard">So go, lazy cat!</text:p>
      <text:p text:style-name="Standard">Go!</text:p>
      <text:p text:style-name="Standard"><text:soft-page-break/>So go, lazy rat!</text:p>
      <text:p text:style-name="Standard">Go!</text:p>
      <text:p text:style-name="Standard">Go! <text:span text:style-name="T34">G</text:span>o! <text:span text:style-name="T34">G</text:span>o!"</text:p>
      <text:p text:style-name="Standard">And they went.</text:p>
      <text:h text:style-name="Heading_20_1" text:outline-level="1">THE STORY OF THE LITTLE RED HEN</text:h>
      <text:h text:style-name="Heading_20_2" text:outline-level="2">(The complete story.)</text:h>
      <text:h text:style-name="Heading_20_3" text:outline-level="3"><text:span text:style-name="T87">Chapter I</text:span></text:h>
      <text:p text:style-name="Standard">Once there was a little red hen.</text:p>
      <text:p text:style-name="Standard">She had three friends.</text:p>
      <text:p text:style-name="Standard">One was a rat.</text:p>
      <text:p text:style-name="Standard">One was a cat.</text:p>
      <text:p text:style-name="Standard">One was a pig.</text:p>
      <text:p text:style-name="Standard">One day the little red hen found<text:span text:style-name="T35"> </text:span>a seed.</text:p>
      <text:p text:style-name="Standard">It was a wheat seed.</text:p>
      <text:p text:style-name="Standard">"O come, come," said the little<text:span text:style-name="T35"> </text:span>red hen.</text:p>
      <text:p text:style-name="Standard">"Come, pig.</text:p>
      <text:p text:style-name="Standard">Come, cat.</text:p>
      <text:p text:style-name="Standard">Come, rat.</text:p>
      <text:p text:style-name="Standard">See what I have found.</text:p>
      <text:p text:style-name="Standard">Who will help me plant it?"</text:p>
      <text:p text:style-name="Standard">"I won't," said the lazy pig.</text:p>
      <text:p text:style-name="Standard">"I won't," said the lazy cat.</text:p>
      <text:p text:style-name="Standard">"I won't," said the lazy rat.</text:p>
      <text:p text:style-name="Standard">"Then I <text:span text:style-name="T88">alone </text:span>will," said the little red<text:span text:style-name="T35"> </text:span>hen.</text:p>
      <text:h text:style-name="P17" text:outline-level="3"><text:span text:style-name="T87">Chapter </text:span>II</text:h>
      <text:p text:style-name="Standard">So the little red hen planted the<text:span text:style-name="T36"> </text:span>wheat seed.</text:p>
      <text:p text:style-name="Standard">It grew and grew and grew.</text:p>
      <text:p text:style-name="Standard">By and by it was a wheat plant.</text:p>
      <text:p text:style-name="Standard">There were wheat seeds on the<text:span text:style-name="T36"> </text:span>plant.</text:p>
      <text:p text:style-name="Standard">"O see the wheat!" said the littl<text:span text:style-name="T36">e </text:span>red hen.</text:p>
      <text:p text:style-name="Standard">"Who will help me gather it?"</text:p>
      <text:p text:style-name="Standard">"I won't," said the lazy pig.</text:p>
      <text:p text:style-name="Standard">"I won't," said the lazy cat.</text:p>
      <text:p text:style-name="Standard">"I won't," said the lazy rat.</text:p>
      <text:p text:style-name="Standard">"Then I <text:span text:style-name="T89">alone </text:span>will," said the little red<text:span text:style-name="T37"> </text:span>hen.</text:p>
      <text:h text:style-name="P17" text:outline-level="3"><text:span text:style-name="T87">Chapter </text:span>III</text:h>
      <text:p text:style-name="Standard">So the little red hen gathered the<text:span text:style-name="T38"> </text:span>wheat.</text:p>
      <text:p text:style-name="Standard">She put it in a bag.</text:p>
      <text:p text:style-name="Standard">"Who will take the bag to the<text:span text:style-name="T38"> </text:span>mill?" said the little red hen.</text:p>
      <text:p text:style-name="Standard">"I won't," said the lazy pig.</text:p>
      <text:p text:style-name="Standard">"I won't," said the lazy cat.</text:p>
      <text:p text:style-name="Standard">"I won't," said the lazy rat.</text:p>
      <text:p text:style-name="Standard"><text:span text:style-name="T39">"</text:span>Then I will," said the little red<text:span text:style-name="T39"> </text:span>hen.</text:p>
      <text:p text:style-name="Standard">So she did.</text:p>
      <text:h text:style-name="P17" text:outline-level="3"><text:soft-page-break/><text:span text:style-name="T87">Chapter </text:span>IV</text:h>
      <text:p text:style-name="Standard">The mill<text:span text:style-name="T90">er</text:span> ground the wheat.</text:p>
      <text:p text:style-name="Standard">It ground and ground and<text:span text:style-name="T40"> </text:span>ground.</text:p>
      <text:p text:style-name="Standard">By and by the wheat was ground<text:span text:style-name="T40"> </text:span>into flour.</text:p>
      <text:p text:style-name="Standard">The <text:span text:style-name="T91">miller put the </text:span>flour into the bag.</text:p>
      <text:p text:style-name="Standard">"Who will go and get the flour?"<text:span text:style-name="T40"> </text:span>said the little red hen.</text:p>
      <text:p text:style-name="Standard">"I won't," said the lazy pig.</text:p>
      <text:p text:style-name="Standard">"I won't," said the lazy cat.</text:p>
      <text:p text:style-name="Standard">"I won't," said the lazy rat.</text:p>
      <text:p text:style-name="Standard">"Then I will," said the little red<text:span text:style-name="T41"> </text:span>hen.</text:p>
      <text:p text:style-name="Standard">So the little red hen went to the<text:span text:style-name="T41"> </text:span>mill.</text:p>
      <text:p text:style-name="Standard">She brought the flour.</text:p>
      <text:p text:style-name="Standard">"Now, we will make some bread,"<text:span text:style-name="T41"> </text:span>she said.</text:p>
      <text:p text:style-name="Standard">"Who will help me make some<text:span text:style-name="T41"> </text:span>bread?"</text:p>
      <text:p text:style-name="Standard">"I won't," said the cat.</text:p>
      <text:p text:style-name="Standard">"I won't," said the rat</text:p>
      <text:p text:style-name="Standard">"I won't," said the pig.</text:p>
      <text:p text:style-name="Standard">"Then I will," said the little red<text:span text:style-name="T41"> </text:span>hen.</text:p>
      <text:p text:style-name="Standard">So she did.</text:p>
      <text:h text:style-name="P17" text:outline-level="3"><text:span text:style-name="T87">Chapter </text:span>V</text:h>
      <text:p text:style-name="Standard">Now the little red hen made<text:span text:style-name="T42"> </text:span>bread from the wheat flour.</text:p>
      <text:p text:style-name="Standard">She put it on the table.</text:p>
      <text:p text:style-name="Standard">"See my bread, pig!" she said.</text:p>
      <text:p text:style-name="Standard">"See, cat!</text:p>
      <text:p text:style-name="Standard">See, rat!</text:p>
      <text:p text:style-name="Standard">Who will help me eat it?"</text:p>
      <text:p text:style-name="Standard">"I will," said the pig.</text:p>
      <text:p text:style-name="Standard">"I will," said the cat.</text:p>
      <text:p text:style-name="Standard">"I will," said the rat.</text:p>
      <text:p text:style-name="Standard">"No, you won't," said the little<text:span text:style-name="T42"> </text:span>red hen.</text:p>
      <text:p text:style-name="P8">"I will eat it myself."</text:p>
      <text:p text:style-name="P8">So she di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erif" fo:font-family="FreeSerif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22:31:11.129567719</meta:creation-date>
    <dc:title>default</dc:title>
    <meta:editing-duration>PT16H42M</meta:editing-duration>
    <meta:editing-cycles>139</meta:editing-cycles>
    <meta:generator>LibreOffice/7.3.7.2$Linux_X86_64 LibreOffice_project/30$Build-2</meta:generator>
    <dc:date>2023-06-22T23:08:09.185728006</dc:date>
    <meta:document-statistic meta:table-count="0" meta:image-count="0" meta:object-count="0" meta:page-count="19" meta:paragraph-count="853" meta:word-count="4744" meta:character-count="21554" meta:non-whitespace-character-count="17663"/>
    <meta:template xlink:type="simple" xlink:actuate="onRequest" xlink:title="default" xlink:href="../../../../../../../../Templates/default.ott" meta:date="2023-06-19T22:31:10.856684881"/>
  </office:meta>
</office:document-meta>
</file>